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52804" text:style-name="Numerazione_20_UC">
              <text:list-item text:start-value="1">
                <text:p text:style-name="P4">L'utente accede al forum </text:p>
                <text:p text:style-name="Azione_20_sistema"/>
              </text:list-item>
              <text:list-item>
                <text:p text:style-name="Azione_20_sistema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a lista di argomenti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lista di eventi deve essere caricata entro 2 secondi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2:07:52.36</meta:creation-date>
    <meta:editing-duration>PT3S</meta:editing-duration>
    <meta:editing-cycles>6</meta:editing-cycles>
    <meta:generator>OpenOffice.org/3.3$Win32 OpenOffice.org_project/330m20$Build-9567</meta:generator>
    <dc:date>2012-10-21T17:30:07.84</dc:date>
    <meta:document-statistic meta:table-count="1" meta:image-count="0" meta:object-count="0" meta:page-count="1" meta:paragraph-count="17" meta:word-count="89" meta:character-count="562"/>
    <dc:creator>Alfonso Piscitelli</dc:creator>
  </office:meta>
</office:document-meta>
</file>